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0b2d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lights</text:p>
      <text:p text:style-name="Standard"/>
      <text:p text:style-name="Standard">* We stress the need for a taphonomic perspective in spatial analysis.</text:p>
      <text:p text:style-name="Standard"/>
      <text:p text:style-name="Standard">* We apply point pattern analysis to the lithic and faunal assemblage<text:span text:style-name="T1">s</text:span> of Pirro Nord 13.</text:p>
      <text:p text:style-name="Standard"/>
      <text:p text:style-name="Standard">* Results support the stratigraphic integrity of the biochronologically dated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enico Giusti</meta:initial-creator>
    <meta:creation-date>2016-05-20T16:29:26.446723400</meta:creation-date>
    <dc:date>2016-06-16T15:02:31.185420009</dc:date>
    <meta:editing-cycles>4</meta:editing-cycles>
    <meta:editing-duration>PT35M33S</meta:editing-duration>
    <meta:document-statistic meta:table-count="0" meta:image-count="0" meta:object-count="0" meta:page-count="1" meta:paragraph-count="4" meta:word-count="40" meta:character-count="251" meta:non-whitespace-character-count="215"/>
    <meta:generator>LibreOffice/4.3.3.2$Linux_x86 LibreOffice_project/430m0$Build-2</meta:generator>
  </office:meta>
</office:document-meta>
</file>